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nuthGlu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nuthGlue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Glue.KnuthGlue( int w , int y , int z , Position pos , boolean bA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KnuthGlue.getAdjustme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Glue.isG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Glue.get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Glue.KnuthGlue( int w , int y , int z , int iAdjClass , Position pos , boolean bA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